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justify" style:justify-single-word="false"/>
      <style:text-properties officeooo:paragraph-rsid="000d523f"/>
    </style:style>
    <style:style style:name="P3" style:family="paragraph" style:parent-style-name="Standard">
      <style:paragraph-properties fo:text-align="justify" style:justify-single-word="false"/>
      <style:text-properties officeooo:paragraph-rsid="000deab7"/>
    </style:style>
    <style:style style:name="P4" style:family="paragraph" style:parent-style-name="Standard">
      <style:paragraph-properties fo:text-align="justify" style:justify-single-word="false"/>
      <style:text-properties officeooo:paragraph-rsid="001072ba"/>
    </style:style>
    <style:style style:name="P5" style:family="paragraph" style:parent-style-name="Standard">
      <style:paragraph-properties fo:text-align="justify" style:justify-single-word="false"/>
      <style:text-properties officeooo:paragraph-rsid="0012fe64"/>
    </style:style>
    <style:style style:name="P6" style:family="paragraph" style:parent-style-name="Standard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size="14pt" fo:font-weight="bold" officeooo:paragraph-rsid="001072ba" style:font-size-asian="14pt" style:font-weight-asian="bold" style:font-size-complex="14pt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size="14pt" fo:font-weight="bold" officeooo:rsid="000d523f" officeooo:paragraph-rsid="000d523f" style:font-size-asian="14pt" style:font-weight-asian="bold" style:font-size-complex="14pt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size="14pt" fo:font-weight="bold" officeooo:rsid="000d523f" officeooo:paragraph-rsid="000deab7" style:font-size-asian="14pt" style:font-weight-asian="bold" style:font-size-complex="14pt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size="14pt" fo:font-weight="bold" officeooo:rsid="000d523f" officeooo:paragraph-rsid="001072ba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weight="bold" officeooo:rsid="000d523f" officeooo:paragraph-rsid="001072ba" style:font-size-asian="14pt" style:font-weight-asian="bold" style:font-size-complex="14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4pt" fo:font-weight="bold" officeooo:rsid="001072ba" officeooo:paragraph-rsid="001072ba" style:font-size-asian="14pt" style:font-weight-asian="bold" style:font-size-complex="14pt" style:font-weight-complex="bold"/>
    </style:style>
    <style:style style:name="P13" style:family="paragraph" style:parent-style-name="Standard">
      <style:paragraph-properties fo:text-align="justify" style:justify-single-word="false"/>
      <style:text-properties officeooo:rsid="000d523f" officeooo:paragraph-rsid="000d523f"/>
    </style:style>
    <style:style style:name="P14" style:family="paragraph" style:parent-style-name="Standard">
      <style:paragraph-properties fo:text-align="justify" style:justify-single-word="false"/>
      <style:text-properties officeooo:rsid="000d523f" officeooo:paragraph-rsid="000deab7"/>
    </style:style>
    <style:style style:name="P15" style:family="paragraph" style:parent-style-name="Standard">
      <style:paragraph-properties fo:text-align="justify" style:justify-single-word="false"/>
      <style:text-properties officeooo:rsid="000d523f" officeooo:paragraph-rsid="001072b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style:style style:name="T3" style:family="text">
      <style:text-properties officeooo:rsid="000deab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2f6a0" style:font-weight-asian="normal" style:font-weight-complex="normal"/>
    </style:style>
    <style:style style:name="T6" style:family="text">
      <style:text-properties fo:font-size="12pt" fo:font-weight="normal" style:font-size-asian="10.5pt" style:font-weight-asian="normal" style:font-size-complex="12pt" style:font-weight-complex="normal"/>
    </style:style>
    <style:style style:name="T7" style:family="text">
      <style:text-properties fo:font-size="12pt" fo:font-weight="normal" officeooo:rsid="000deab7" style:font-size-asian="10.5pt" style:font-weight-asian="normal" style:font-size-complex="12pt" style:font-weight-complex="normal"/>
    </style:style>
    <style:style style:name="T8" style:family="text">
      <style:text-properties fo:font-size="12pt" fo:font-weight="normal" officeooo:rsid="000eb6c6" style:font-size-asian="10.5pt" style:font-weight-asian="normal" style:font-size-complex="12pt" style:font-weight-complex="normal"/>
    </style:style>
    <style:style style:name="T9" style:family="text">
      <style:text-properties fo:font-size="12pt" fo:font-weight="normal" officeooo:rsid="000fe39f" style:font-size-asian="10.5pt" style:font-weight-asian="normal" style:font-size-complex="12pt" style:font-weight-complex="normal"/>
    </style:style>
    <style:style style:name="T10" style:family="text">
      <style:text-properties fo:font-size="12pt" fo:font-weight="normal" officeooo:rsid="001072ba" style:font-size-asian="10.5pt" style:font-weight-asian="normal" style:font-size-complex="12pt" style:font-weight-complex="normal"/>
    </style:style>
    <style:style style:name="T11" style:family="text">
      <style:text-properties fo:font-size="12pt" fo:font-weight="normal" officeooo:rsid="00121f45" style:font-size-asian="10.5pt" style:font-weight-asian="normal" style:font-size-complex="12pt" style:font-weight-complex="normal"/>
    </style:style>
    <style:style style:name="T12" style:family="text">
      <style:text-properties officeooo:rsid="000f4a37"/>
    </style:style>
    <style:style style:name="T13" style:family="text">
      <style:text-properties officeooo:rsid="001072ba"/>
    </style:style>
    <style:style style:name="T14" style:family="text">
      <style:text-properties officeooo:rsid="0012f6a0"/>
    </style:style>
    <style:style style:name="T15" style:family="text">
      <style:text-properties officeooo:rsid="0012fe6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Nombre:</text:span> Permitir ingresar a la aplicación</text:p>
      <text:p text:style-name="P1"/>
      <text:p text:style-name="P6">Descripción</text:p>
      <text:p text:style-name="P1"/>
      <text:p text:style-name="P1"><text:bookmark-start text:name="__DdeLink__12463_4006532986"/>YO COMO desarrollador de la aplicación</text:p>
      <text:p text:style-name="P1"/>
      <text:p text:style-name="P1">QUIERO que se genere el login a la aplicación de forma correcta</text:p>
      <text:p text:style-name="P1"><text:bookmark-end text:name="__DdeLink__12463_4006532986"/></text:p>
      <text:p text:style-name="P6"><text:s/><text:bookmark-start text:name="__DdeLink__12470_4006532986"/>Criterios de aceptación<text:bookmark-end text:name="__DdeLink__12470_4006532986"/></text:p>
      <text:p text:style-name="P1"/>
      <text:p text:style-name="P1"><text:span text:style-name="T1">- <text:s/></text:span><text:span text:style-name="T5">S</text:span><text:span text:style-name="T4">i</text:span> el usuario se equivoca más de 3 veces lo debe bloquear por 2 horas</text:p>
      <text:p text:style-name="P1">- <text:s/><text:span text:style-name="T14">S</text:span>i el usuario es un cliente no lo debe dejar ingresar a la aplicación</text:p>
      <text:p text:style-name="P1">- <text:s/><text:span text:style-name="T14">S</text:span>i el usuario es un administrador debe permitirle acceder a todas las opciones</text:p>
      <text:p text:style-name="P1">- <text:s/><text:span text:style-name="T14">S</text:span>i el usuario es un gestor no debe permitirle cambiar la clave de los otros usuarios</text:p>
      <text:p text:style-name="P1">- <text:s/><text:span text:style-name="T14">Si el usuario es gestor no puede visuslizar los clientes</text:span></text:p>
      <text:p text:style-name="P5">- <text:s/><text:span text:style-name="T15">Si el usuario es gestor no puede modificar cuentas</text:span></text:p>
      <text:p text:style-name="P5"><text:span text:style-name="T15">- <text:s/>Si el usuario es gestor no puede crear cuentas <text:s/>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3"><text:bookmark-start text:name="__DdeLink__12468_4006532986"/><text:span text:style-name="T2">Nombre:</text:span> Cotizaciones</text:p>
      <text:p text:style-name="P13"/>
      <text:p text:style-name="P8">Descripcion:</text:p>
      <text:p text:style-name="P8"/>
      <text:p text:style-name="P2">YO COMO desarrollador de la aplicación</text:p>
      <text:p text:style-name="P2"/>
      <text:p text:style-name="P2">QUIERO <text:span text:style-name="T15">generar cotizacinesa un cliente en particular asociandole los productos</text:span></text:p>
      <text:p text:style-name="P2"><text:bookmark-end text:name="__DdeLink__12468_4006532986"/></text:p>
      <text:p text:style-name="P2"/>
      <text:p text:style-name="P7">Criterios de aceptación</text:p>
      <text:p text:style-name="P2"/>
      <text:p text:style-name="P2">- <text:span text:style-name="T3">Si el usuario es un administrador debe poder modificar cotizaciones</text:span></text:p>
      <text:p text:style-name="P2">- <text:span text:style-name="T3">Si el usuario es administrador debe poder crear cotizaciones</text:span></text:p>
      <text:p text:style-name="P2">- <text:span text:style-name="T12">Un usuario gestor tambien puede generar cotizaciones</text:span></text:p>
      <text:p text:style-name="P2">- <text:span text:style-name="T3">Que cada cotizacion este asociada a una cuenta y un usuario</text:span></text:p>
      <text:p text:style-name="P2">- <text:span text:style-name="T3">Cada cotizacion debe tener el precio </text:span></text:p>
      <text:p text:style-name="P8">- <text:span text:style-name="T7">Cada cotizacion tendra opciones de descuento</text:span></text:p>
      <text:p text:style-name="P8"><text:span text:style-name="T7">- Cada cotizacion tendra especificado el producto, la cantadad y el precio</text:span></text:p>
      <text:p text:style-name="P8"><text:span text:style-name="T7">- Cada cotizacion sera enviada por medio de un coreo electronico si el cliente esta asociado.</text:span></text:p>
      <text:p text:style-name="P8">- <text:span text:style-name="T11">Las cotizaciones seran manejadas con el nombre del usuaruio cliente, un numero conscutivo, un id, valor producto, cantidad producto, descuento, nombre del producto, fecha y estado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14"><text:bookmark-start text:name="__DdeLink__12472_4006532986"/><text:span text:style-name="T2">Nombre:</text:span> <text:span text:style-name="T3">productos</text:span></text:p>
      <text:p text:style-name="P14"/>
      <text:p text:style-name="P9">Descripcion:</text:p>
      <text:p text:style-name="P9"/>
      <text:p text:style-name="P3">YO COMO desarrollador de la aplicación</text:p>
      <text:p text:style-name="P3"/>
      <text:p text:style-name="P3">QUIERO <text:span text:style-name="T15">crear un producto, actualizarlo, buscarlo y eliminarlo como usuario final</text:span></text:p>
      <text:p text:style-name="P3"/>
      <text:p text:style-name="P3"/>
      <text:p text:style-name="P7">Criterios de aceptación</text:p>
      <text:p text:style-name="P3"><text:bookmark-end text:name="__DdeLink__12472_4006532986"/></text:p>
      <text:p text:style-name="P3"/>
      <text:p text:style-name="P3">- <text:span text:style-name="T3">El usuario admintrador puede crear productos</text:span></text:p>
      <text:p text:style-name="P3">- <text:span text:style-name="T3">El usuario administrador puede modificar productos </text:span></text:p>
      <text:p text:style-name="P9">- <text:span text:style-name="T7">El usuario administrador puede listar productos</text:span></text:p>
      <text:p text:style-name="P9"><text:span text:style-name="T7">- </text:span><text:span text:style-name="T8">El usuario gestor tambien puede crear y listar productos</text:span></text:p>
      <text:p text:style-name="P9"><text:span text:style-name="T8">- </text:span><text:span text:style-name="T9">El usuario gestor puede modificar productos</text:span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9"><text:soft-page-break/><text:span text:style-name="T9"/></text:p>
      <text:p text:style-name="P9"><text:span text:style-name="T9"/></text:p>
      <text:p text:style-name="P9"><text:span text:style-name="T9"/></text:p>
      <text:p text:style-name="P9"><text:span text:style-name="T9"/></text:p>
      <text:p text:style-name="P15"><text:span text:style-name="T2">Nombre:</text:span> <text:span text:style-name="T13">home</text:span></text:p>
      <text:p text:style-name="P15"/>
      <text:p text:style-name="P10">Descripcion:</text:p>
      <text:p text:style-name="P10"/>
      <text:p text:style-name="P4">YO COMO desarrollador de la aplicación</text:p>
      <text:p text:style-name="P4"/>
      <text:p text:style-name="P4">QUIERO <text:span text:style-name="T3">que <text:s/></text:span><text:span text:style-name="T15">se visualicen las graficas de las cotizaciones generadas</text:span></text:p>
      <text:p text:style-name="P4"/>
      <text:p text:style-name="P4"/>
      <text:p text:style-name="P7">Criterios de aceptación</text:p>
      <text:p text:style-name="P10"><text:span text:style-name="T9"/></text:p>
      <text:p text:style-name="P11"><text:span text:style-name="T9"/></text:p>
      <text:p text:style-name="P11"><text:span text:style-name="T9">- </text:span><text:span text:style-name="T10">El usuario administrador podra ver en la grafica las cotizacines generadas y las ventas</text:span></text:p>
      <text:p text:style-name="P11"><text:span text:style-name="T10">- El usuario gestor tambien podra ver la grafica de cotizaciones</text:span></text:p>
      <text:p text:style-name="P12"><text:span text:style-name="T6">- Las graficas estaran en el escritorio de la aplicación</text:span></text:p>
      <text:p text:style-name="P12"><text:span text:style-name="T6">- Las graficas automaticamente se estaran actualizando dependiendo del movimiento de las ventas y <text:s text:c="15"/>cotizaciones</text:span></text:p>
      <text:p text:style-name="P12"><text:span text:style-name="T6">- </text:span><text:span text:style-name="T11">En el home aparte de las graficas tambien se podra ver listados los productos que an tenido salida de venta</text:span></text:p>
      <text:p text:style-name="P12"><text:span text:style-name="T11">- Las graficas seran manejadas por un color por pruducto</text:span></text:p>
      <text:p text:style-name="P12"><text:span text:style-name="T11">- Las graficas nos mediran los valores de salida en porcentajes</text:span></text:p>
      <text:p text:style-name="P12"><text:span text:style-name="T11">- estas graficas nos mostraran un valor totalizado en los ultimos siete dia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CO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23T10:09:41.397069706</meta:creation-date>
    <dc:date>2023-02-23T12:02:26.347810421</dc:date>
    <meta:editing-duration>PT17M2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4" meta:paragraph-count="49" meta:word-count="442" meta:character-count="2714" meta:non-whitespace-character-count="2293"/>
  </office:meta>
</office:document-meta>
</file>